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5.91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ext-properties fo:color="#b47804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mtBod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 | Inequality | Membership | ParameterDef | ShortFunDef | Exp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(</text:span><text:span text:style-name="T3">‘,’</text:span><text:span text:style-name="T2"> Identifier</text:span>)* <text:span text:style-name="T1">‘∈’</text:span> SetTerm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SetLiteral (</text:span><text:span text:style-name="T3">‘×’</text:span><text:span text:style-name="T2"> SetLiteral)* </text:span><text:span text:style-name="T3">‘→’</text:span> SetLiter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/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xpr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EscapeConstruct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Cases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table:number-columns-repeated="1021"/>
        </table:table-row>
        <table:table-row table:style-name="ro2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es</text:p>
          </table:table-cell>
          <table:table-cell office:value-type="string" calcext:value-type="string">
            <text:p>⇒</text:p>
          </table:table-cell>
          <table:table-cell table:style-name="ce14" office:value-type="string" calcext:value-type="string">
            <text:p><text:span text:style-name="T6">'⁜c’ </text:span><text:span text:style-name="T4">(</text:span><text:span text:style-name="T3">‘⏴’ </text:span><text:span text:style-name="T4">Expr</text:span><text:span text:style-name="T2"> ‘⏵⏴’</text:span><text:span text:style-name="T4"> StmtBody</text:span> ‘⏵’<text:span text:style-name="T5">)+</text:span></text:p>
          </table:table-cell>
          <table:table-cell office:value-type="string" calcext:value-type="string">
            <text:p>This isn’t a great construct since there isn’t an “else” case; coverage is up to the 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Optional arg is script p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36:17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04T10:55:47.459000000</dc:date>
    <meta:editing-duration>PT3H40M34S</meta:editing-duration>
    <meta:editing-cycles>67</meta:editing-cycles>
    <meta:generator>LibreOffice/6.1.5.2$Windows_X86_64 LibreOffice_project/90f8dcf33c87b3705e78202e3df5142b201bd805</meta:generator>
    <meta:document-statistic meta:table-count="1" meta:cell-count="188" meta:object-count="0"/>
  </office:meta>
</office:document-meta>
</file>